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Baltica" svg:font-family="Baltica, 'Times New Roman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686cm" table:align="center" style:writing-mode="lr-tb"/>
    </style:style>
    <style:style style:name="Table1.A" style:family="table-column">
      <style:table-column-properties style:column-width="4.752cm"/>
    </style:style>
    <style:style style:name="Table1.B" style:family="table-column">
      <style:table-column-properties style:column-width="4.93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5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Arial" fo:font-size="11pt" fo:language="en" fo:country="US" style:font-size-asian="11pt" style:font-name-complex="Arial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1pt" fo:language="en" fo:country="US" style:font-size-asian="11pt" style:font-name-complex="Arial" style:font-size-complex="11pt"/>
    </style:style>
    <style:style style:name="P9" style:family="paragraph" style:parent-style-name="Standard">
      <style:text-properties style:font-name="Arial"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P10" style:family="paragraph" style:parent-style-name="Standard"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language="en" fo:country="US" style:font-size-asian="11pt" style:font-name-complex="Arial" style:font-size-complex="11pt"/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0.529cm"/>
          <style:tab-stop style:position="3cm"/>
          <style:tab-stop style:position="7.251cm"/>
        </style:tab-stops>
      </style:paragraph-properties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3" style:family="text">
      <style:text-properties style:font-name="Arial" fo:font-size="11pt" fo:language="en" fo:country="US" style:font-size-asian="11pt" style:font-name-complex="Arial" style:font-size-complex="11pt"/>
    </style:style>
    <style:style style:name="T4" style:family="text">
      <style:text-properties style:font-name="Arial"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5" style:family="text"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6" style:family="text">
      <style:text-properties style:font-name="Arial" fo:font-size="11pt" fo:language="en" fo:country="US" style:text-underline-style="solid" style:text-underline-width="auto" style:text-underline-color="font-color" style:font-name-asian="Arial" style:font-size-asian="11pt" style:language-asian="zh" style:country-asian="TW" style:font-name-complex="Arial" style:font-size-complex="11pt"/>
    </style:style>
    <style:style style:name="T7" style:family="text">
      <style:text-properties style:font-name="Arial" fo:font-size="11pt" fo:language="en" fo:country="US" style:text-underline-style="solid" style:text-underline-width="auto" style:text-underline-color="font-color" style:font-name-asian="Arial" style:font-size-asian="11pt" style:font-name-complex="Arial" style:font-size-complex="11pt"/>
    </style:style>
    <style:style style:name="T8" style:family="text">
      <style:text-properties style:font-name="Arial" fo:font-size="11pt" fo:language="en" fo:country="US" style:font-name-asian="Arial" style:font-size-asian="11pt" style:font-name-complex="Arial" style:font-size-complex="11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style:font-name-asian="Arial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T11" style:family="text">
      <style:text-properties style:font-name="Symbol" fo:font-size="11pt" fo:language="en" fo:country="US" style:text-underline-style="solid" style:text-underline-width="auto" style:text-underline-color="font-color" fo:font-weight="bold" style:font-size-asian="11pt" style:font-weight-asian="bold" style:font-name-complex="Symbol" style:font-size-complex="11pt"/>
    </style:style>
    <style:style style:name="T12" style:family="text">
      <style:text-properties style:font-name="Symbol" fo:font-size="11pt" fo:language="en" fo:country="US" fo:font-weight="bold" style:font-size-asian="11pt" style:font-weight-asian="bold" style:font-name-complex="Symbol" style:font-size-complex="11pt"/>
    </style:style>
    <style:style style:name="T13" style:family="text">
      <style:text-properties style:font-name="Symbol" fo:font-size="11pt" fo:language="en" fo:country="US" style:font-size-asian="11pt" style:font-name-complex="Symbol" style:font-size-complex="11pt"/>
    </style:style>
    <style:style style:name="T14" style:family="text">
      <style:text-properties style:font-name="Arial" fo:font-size="11pt" fo:language="en" fo:country="US" style:font-size-asian="11pt" style:font-name-complex="Arial" style:font-size-complex="11pt"/>
    </style:style>
    <style:style style:name="T15" style:family="text">
      <style:text-properties style:font-name="Arial" fo:font-size="11pt" fo:language="en" fo:country="US" style:font-size-asian="11pt" style:language-asian="zh" style:country-asian="TW" style:font-name-complex="Arial" style:font-size-complex="11pt"/>
    </style:style>
    <style:style style:name="T16" style:family="text">
      <style:text-properties style:font-name="Arial" fo:font-size="11pt" fo:language="en" fo:country="US" style:font-name-asian="Arial" style:font-size-asian="11pt" style:language-asian="zh" style:country-asian="TW" style:font-name-complex="Arial" style:font-size-complex="11pt"/>
    </style:style>
    <style:style style:name="T17" style:family="text"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T18" style:family="text">
      <style:text-properties style:font-name="Arial" fo:font-size="11pt" style:font-size-asian="11pt" style:language-asian="zh" style:country-asian="TW" style:font-name-complex="Arial" style:font-size-complex="11pt"/>
    </style:style>
    <style:style style:name="T19" style:family="text">
      <style:text-properties style:font-name="Arial" fo:font-size="11pt" style:font-size-asian="11pt" style:font-name-complex="Arial" style:font-size-complex="11pt"/>
    </style:style>
    <style:style style:name="T20" style:family="text">
      <style:text-properties style:font-name="Arial" fo:font-size="11pt" fo:language="ru" fo:country="RU" style:font-name-asian="Times New Roman" style:font-size-asian="11pt" style:font-name-complex="Arial" style:font-size-complex="11pt"/>
    </style:style>
    <style:style style:name="T21" style:family="text">
      <style:text-properties style:font-name="Arial" fo:font-size="11pt" fo:language="ru" fo:country="RU" style:font-size-asian="11pt" style:font-name-complex="Arial" style:font-size-complex="11pt"/>
    </style:style>
    <style:style style:name="T22" style:family="text">
      <style:text-properties style:font-name="Arial" fo:font-size="11pt" fo:language="ru" fo:country="RU" style:font-size-asian="11pt" style:language-asian="zh" style:country-asian="TW" style:font-name-complex="Arial" style:font-size-complex="11pt"/>
    </style:style>
    <style:style style:name="T23" style:family="text">
      <style:text-properties style:font-name="Times New Roman" fo:font-size="11pt" fo:language="en" fo:country="US" style:font-name-asian="Times New Roman" style:font-size-asian="11pt" style:language-asian="zh" style:country-asian="TW" style:font-name-complex="Times New Roman" style:font-size-complex="11pt"/>
    </style:style>
    <style:style style:name="T24" style:family="text">
      <style:text-properties fo:language="ru" fo:country="RU"/>
    </style:style>
    <style:style style:name="T25" style:family="text">
      <style:text-properties style:font-name="Arial" fo:font-size="11pt" fo:language="ru" fo:country="RU" style:font-size-asian="11pt" style:language-asian="zh" style:country-asian="TW" style:font-name-complex="Arial" style:font-size-complex="11pt"/>
    </style:style>
    <style:style style:name="T26" style:family="text">
      <style:text-properties style:font-name="Arial" fo:font-size="11pt" fo:language="ru" fo:country="RU" style:font-size-asian="11pt" style:font-name-complex="Arial" style:font-size-complex="11pt"/>
    </style:style>
    <style:style style:name="T27" style:family="text">
      <style:text-properties style:font-name="Arial" fo:font-size="11pt" fo:language="ru" fo:country="RU" style:font-name-asian="Times New Roman" style:font-size-asian="11pt" style:font-name-complex="Arial" style:font-size-complex="11pt"/>
    </style:style>
    <style:style style:name="T28" style:family="text">
      <style:text-properties style:font-name="Arial" fo:font-size="11pt" fo:language="ru" fo:country="RU" style:text-underline-style="solid" style:text-underline-width="auto" style:text-underline-color="font-color" style:font-name-asian="Arial" style:font-size-asian="11pt" style:language-asian="zh" style:country-asian="TW" style:font-name-complex="Arial" style:font-size-complex="11pt"/>
    </style:style>
    <style:style style:name="T29" style:family="text">
      <style:text-properties style:font-name="Arial" fo:font-size="11pt" fo:language="en" fo:country="US" style:text-underline-style="solid" style:text-underline-width="auto" style:text-underline-color="font-color" style:font-name-asian="Arial" style:font-size-asian="11pt" style:language-asian="zh" style:country-asian="TW" style:font-name-complex="Arial" style:font-size-complex="11pt"/>
    </style:style>
    <style:style style:name="T30" style:family="text">
      <style:text-properties style:font-name="Arial" fo:font-size="11pt" fo:language="en" fo:country="US" style:text-underline-style="solid" style:text-underline-width="auto" style:text-underline-color="font-color" style:font-name-asian="Arial" style:font-size-asian="11pt" style:font-name-complex="Arial" style:font-size-complex="11pt"/>
    </style:style>
    <style:style style:name="T31" style:family="text">
      <style:text-properties style:font-name="Arial" fo:font-size="11pt" fo:language="en" fo:country="US" style:font-size-asian="11pt" style:language-asian="zh" style:country-asian="TW" style:font-name-complex="Arial" style:font-size-complex="11pt"/>
    </style:style>
    <style:style style:name="T32" style:family="text"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T33" style:family="text">
      <style:text-properties style:font-name="Arial" fo:font-size="11pt" style:font-size-asian="11pt" style:language-asian="zh" style:country-asian="TW" style:font-name-complex="Arial" style:font-size-complex="11pt"/>
    </style:style>
    <style:style style:name="T34" style:family="text">
      <style:text-properties style:font-name="Arial" fo:font-size="11pt" style:font-size-asian="11pt" style:font-name-complex="Arial" style:font-size-complex="11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677cm" draw:visible-area-height="0.567cm"/>
    </style:style>
    <style:style style:name="fr3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501cm" draw:visible-area-height="0.567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><draw:frame draw:style-name="fr1" draw:name="graphics1" text:anchor-type="char" svg:x="-2.54cm" svg:y="-1.27cm" svg:width="19.927cm" svg:height="3.261cm" draw:z-index="2"><draw:image xlink:href="Pictures/20000367000675C0000113207151B783.wmf" xlink:type="simple" xlink:show="embed" xlink:actuate="onLoad"/></draw:frame><text:span text:style-name="T2">CALIBRATION CERTIFICATE</text:span></text:p>
      <text:p text:style-name="P3"><text:span text:style-name="T3">Date of calibration: </text:span><text:span text:style-name="T4">$date$</text:span></text:p>
      <text:p text:style-name="P6"/>
      <text:p text:style-name="P13">Type: Detection unit BDKG-01</text:p>
      <text:p text:style-name="P9"/>
      <text:p text:style-name="Standard"><text:span text:style-name="T3">S/N: </text:span><text:span text:style-name="T5">$bd_num$</text:span></text:p>
      <text:p text:style-name="P5"/>
      <text:p text:style-name="P5">Measurement limits: </text:p>
      <text:p text:style-name="Standard"><text:span text:style-name="T5">BDKG-01: </text:span><text:span text:style-name="T11"></text:span><text:span text:style-name="T5"> 0.1 </text:span><text:span text:style-name="T11"></text:span><text:span text:style-name="T5">Sv/h – 10 Sv/h;</text:span></text:p>
      <text:p text:style-name="P5"/>
      <text:p text:style-name="P5">Measurement error: </text:p>
      <text:p text:style-name="P10">BDKG-01: ± 20 %</text:p>
      <text:p text:style-name="P10"/>
      <text:p text:style-name="P5">Operating conditions:</text:p>
      <text:p text:style-name="P5"/>
      <text:p text:style-name="P5">Air temperature<text:tab/><text:tab/><text:tab/><text:tab/>+20°C</text:p>
      <text:p text:style-name="P5">Atmospheric pressure<text:tab/><text:tab/><text:tab/>99,1 kPa</text:p>
      <text:p text:style-name="P5">Relative humidity<text:tab/><text:tab/><text:tab/> <text:s text:c="10"/>78 %</text:p>
      <text:p text:style-name="P14"/>
      <text:p text:style-name="P15"><text:span text:style-name="T16"><text:s text:c="4"/></text:span><text:span text:style-name="T23"><text:s text:c="2"/></text:span><text:span text:style-name="T16"><text:s/></text:span><text:span text:style-name="T15">The instrument is calibrated on the standard dosimetry facility </text:span><text:span text:style-name="T18">AT-130, N 015, error ±4% (the Certificate of Compliance <text:s/></text:span><text:span text:style-name="T6">N 210-1427/18</text:span><text:span text:style-name="T18"> on </text:span><text:span text:style-name="T6">23.10.2018</text:span><text:span text:style-name="T18"> </text:span><text:span text:style-name="T19">issued by FGUP "D.I.Mendeleyev VNIIM", St. Petersburg, Russia);</text:span><text:span text:style-name="T20"> </text:span><text:span text:style-name="T21">AT-110, N 013, error ±5% (the Certificate of Compliance N </text:span><text:span text:style-name="T7">210-1426/18</text:span><text:span text:style-name="T21"> on</text:span><text:span text:style-name="T22"> <text:s/></text:span><text:span text:style-name="T6">22.10.2018</text:span><text:span text:style-name="T22"> </text:span><text:span text:style-name="T21">issued <text:s/>by FGUP "D.I.Mendeleyev VNIIM", St. Petersburg, Russia)</text:span><text:span text:style-name="T17">.</text:span></text:p>
      <text:p text:style-name="P11"/>
      <text:p text:style-name="P11">Calibration data</text:p>
      <text:p text:style-name="P1"/>
      <text:p text:style-name="P1"><text:span text:style-name="T2">BDKG-01 (</text:span><text:span text:style-name="T12"></text:span><text:span text:style-name="T2">)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3">Conventionally true value (CTV) of dose rate, </text:span><draw:frame draw:style-name="fr2" draw:name="Object1" text:anchor-type="as-char" svg:width="1.677cm" svg:height="0.566cm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B1" office:value-type="string">
            <text:p text:style-name="P8">Calibration data,</text:p>
            <text:p text:style-name="P1"><draw:frame draw:style-name="fr3" draw:name="Object2" text:anchor-type="as-char" svg:width="1.501cm" svg:height="0.566cm" draw:z-index="1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8">0.70 µSv/h</text:p>
          </table:table-cell>
          <table:table-cell table:style-name="Table1.B1" office:value-type="string">
            <text:p text:style-name="P8">$p_1$ µSv/h</text:p>
          </table:table-cell>
        </table:table-row>
        <table:table-row table:style-name="Table1.1">
          <table:table-cell table:style-name="Table1.A1" office:value-type="string">
            <text:p text:style-name="P8">7.0 µSv/h</text:p>
          </table:table-cell>
          <table:table-cell table:style-name="Table1.B1" office:value-type="string">
            <text:p text:style-name="P8">$p_2$ µSv/h</text:p>
          </table:table-cell>
        </table:table-row>
        <table:table-row table:style-name="Table1.1">
          <table:table-cell table:style-name="Table1.A1" office:value-type="string">
            <text:p text:style-name="P2"><text:span text:style-name="T3">70.0 </text:span><text:span text:style-name="T13"></text:span><text:span text:style-name="T3">Sv/h</text:span></text:p>
          </table:table-cell>
          <table:table-cell table:style-name="Table1.B1" office:value-type="string">
            <text:p text:style-name="P2"><text:span text:style-name="T3">$p_3$ </text:span><text:span text:style-name="T13"></text:span><text:span text:style-name="T3">Sv/h</text:span></text:p>
          </table:table-cell>
        </table:table-row>
        <table:table-row table:style-name="Table1.1">
          <table:table-cell table:style-name="Table1.A1" office:value-type="string">
            <text:p text:style-name="P8">0.70 mSv/h</text:p>
          </table:table-cell>
          <table:table-cell table:style-name="Table1.B1" office:value-type="string">
            <text:p text:style-name="P8">$p_4$ mSv/h</text:p>
          </table:table-cell>
        </table:table-row>
        <table:table-row table:style-name="Table1.1">
          <table:table-cell table:style-name="Table1.A1" office:value-type="string">
            <text:p text:style-name="P8">7.0 mSv/h</text:p>
          </table:table-cell>
          <table:table-cell table:style-name="Table1.B1" office:value-type="string">
            <text:p text:style-name="P8">$p_<text:span text:style-name="T24">5</text:span>$ mSv/h</text:p>
          </table:table-cell>
        </table:table-row>
        <table:table-row table:style-name="Table1.1">
          <table:table-cell table:style-name="Table1.A1" office:value-type="string">
            <text:p text:style-name="P8">70.0 mSv/h</text:p>
          </table:table-cell>
          <table:table-cell table:style-name="Table1.B1" office:value-type="string">
            <text:p text:style-name="P8">$p_<text:span text:style-name="T24">6</text:span>$ mSv/h</text:p>
          </table:table-cell>
        </table:table-row>
        <table:table-row table:style-name="Table1.1">
          <table:table-cell table:style-name="Table1.A1" office:value-type="string">
            <text:p text:style-name="P8">0.7 Sv/h</text:p>
          </table:table-cell>
          <table:table-cell table:style-name="Table1.B1" office:value-type="string">
            <text:p text:style-name="P8">$p_<text:span text:style-name="T24">7</text:span>$ Sv/h</text:p>
          </table:table-cell>
        </table:table-row>
        <table:table-row table:style-name="Table1.1">
          <table:table-cell table:style-name="Table1.A1" office:value-type="string">
            <text:p text:style-name="P8">7.0 Sv/h</text:p>
          </table:table-cell>
          <table:table-cell table:style-name="Table1.B1" office:value-type="string">
            <text:p text:style-name="P8">$p_<text:span text:style-name="T24">8</text:span>$ Sv/h</text:p>
          </table:table-cell>
        </table:table-row>
      </table:table>
      <text:p text:style-name="P12"/>
      <text:p text:style-name="P7"/>
      <text:p text:style-name="P5"/>
      <text:p text:style-name="P5"/>
      <text:p text:style-name="P5">Calibrated by: <text:s text:c="21"/>V. Pisarenko <text:s/><text:tab/> <text:s text:c="6"/>_____________</text:p>
      <text:p text:style-name="P5"><text:tab/><text:tab/><text:tab/><text:tab/> <text:s text:c="33"/>(signature)</text:p>
      <text:p text:style-name="P5"/>
      <text:p text:style-name="P5">Technical control: <text:s text:c="15"/>N. Kurbatova <text:s text:c="9"/>_____________</text:p>
      <text:p text:style-name="Standard"><text:span text:style-name="T8"><text:s text:c="80"/></text:span><text:span text:style-name="T3">(signature) </text:span></text:p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swiss"/>
    <style:font-face style:name="Baltica" svg:font-family="Baltica, 'Times New Roman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1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Заголовок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Heading_20_1" style:display-name="Heading 1" style:family="paragraph" style:parent-style-name="Заголовок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3" style:display-name="Heading 3" style:family="paragraph" style:parent-style-name="Заголовок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Заголовок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Заголовок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Заголовок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Заголовок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Заголовок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Заголовок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Название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Mangal1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="Arial1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аголовок_20_10" style:display-name="Заголовок 10" style:family="paragraph" style:parent-style-name="Заголовок" style:next-style-name="Text_20_body" style:list-style-name="WW8Num2">
      <style:text-properties fo:font-size="10.5pt" fo:font-weight="bold" style:font-size-asian="10.5pt" style:font-weight-asian="bold" style:font-size-complex="10.5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-complex="Aria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Ari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29cm" fo:margin-bottom="0.953cm" fo:margin-left="3cm" fo:margin-right="1.1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1-05-26T15:50:00</meta:creation-date>
    <dc:date>2019-02-15T11:59:11.25</dc:date>
    <meta:print-date>2017-07-25T10:32:00</meta:print-date>
    <meta:editing-cycles>47</meta:editing-cycles>
    <meta:editing-duration>PT2H38M38S</meta:editing-duration>
    <meta:generator>OpenOffice/4.1.4$Win32 OpenOffice.org_project/414m5$Build-9788</meta:generator>
    <meta:document-statistic meta:table-count="1" meta:image-count="1" meta:object-count="2" meta:page-count="1" meta:paragraph-count="38" meta:word-count="153" meta:character-count="1189"/>
  </office:meta>
</office:document-meta>
</file>